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99ff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.5cm" svg:x="6cm" svg:y="1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cm" svg:height="1.5cm" svg:x="3.5cm" svg:y="1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10T00:02:07</meta:creation-date>
    <dc:date>2009-07-10T02:24:39</dc:date>
    <meta:editing-duration>PT02H22M39S</meta:editing-duration>
    <meta:editing-cycles>4</meta:editing-cycles>
    <meta:generator>OpenOffice.org/3.0$Unix OpenOffice.org_project/300m15$Build-9379</meta:generator>
    <meta:document-statistic meta:object-count="2"/>
    <meta:user-defined meta:name="Info 1"/>
    <meta:user-defined meta:name="Info 2"/>
    <meta:user-defined meta:name="Info 3"/>
    <meta:user-defined meta:name="Info 4"/>
  </office:meta>
</office:document-meta>
</file>